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5cm" fo:margin-left="0cm" fo:margin-top="0cm" fo:margin-bottom="0cm" table:align="left" style:writing-mode="lr-tb"/>
    </style:style>
    <style:style style:name="Table1.A" style:family="table-column">
      <style:table-column-properties style:column-width="2.297cm"/>
    </style:style>
    <style:style style:name="Table1.B" style:family="table-column">
      <style:table-column-properties style:column-width="15.298cm"/>
    </style:style>
    <style:style style:name="Table1.1" style:family="table-row">
      <style:table-row-properties fo:keep-together="auto"/>
    </style:style>
    <style:style style:name="Table1.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1.B1" style:family="table-cell">
      <style:table-cell-properties fo:background-color="transparent" fo:padding="0.097cm" fo:border="0.5pt solid #000000">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4"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5"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6"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7"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8"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0"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1"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4"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5"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6"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7"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8"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 style:family="table">
      <style:table-properties style:width="17.59cm" table:align="margins" style:writing-mode="lr-tb"/>
    </style:style>
    <style:style style:name="Table2.A" style:family="table-column">
      <style:table-column-properties style:column-width="1.6cm" style:rel-column-width="5957*"/>
    </style:style>
    <style:style style:name="Table2.C" style:family="table-column">
      <style:table-column-properties style:column-width="1.6cm" style:rel-column-width="5958*"/>
    </style:style>
    <style:style style:name="Table2.K" style:family="table-column">
      <style:table-column-properties style:column-width="1.598cm" style:rel-column-width="5956*"/>
    </style:style>
    <style:style style:name="Table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2.K1" style:family="table-cell">
      <style:table-cell-properties style:vertical-align="middle" fo:background-color="transparent" fo:padding="0.097cm" fo:border="0.5pt solid #000000" style:writing-mode="page">
        <style:background-image/>
      </style:table-cell-properties>
    </style:style>
    <style:style style:name="Table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2.H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_20__28_user_29_">
      <style:text-properties style:font-name="Verdana"/>
    </style:style>
    <style:style style:name="P3" style:family="paragraph" style:parent-style-name="Standard_20__28_user_29_">
      <style:text-properties style:font-name="Verdana" fo:font-weight="bold" style:font-weight-asian="bold" style:font-weight-complex="bold"/>
    </style:style>
    <style:style style:name="P4" style:family="paragraph" style:parent-style-name="Standard_20__28_user_29_">
      <style:text-properties style:font-name="Verdana" style:text-underline-style="solid" style:text-underline-width="auto" style:text-underline-color="font-color"/>
    </style:style>
    <style:style style:name="P5" style:family="paragraph" style:parent-style-name="Standard_20__28_user_29_">
      <style:text-properties style:font-name="Verdana" style:text-underline-style="solid" style:text-underline-width="auto" style:text-underline-color="font-color" fo:font-weight="bold" style:font-weight-asian="bold" style:font-weight-complex="bold"/>
    </style:style>
    <style:style style:name="P6" style:family="paragraph" style:parent-style-name="Standard_20__28_user_29_">
      <style:paragraph-properties fo:text-align="center" style:justify-single-word="false"/>
      <style:text-properties style:font-name="Verdana" style:text-underline-style="solid" style:text-underline-width="auto" style:text-underline-color="font-color" fo:font-weight="bold" style:font-weight-asian="bold" style:font-weight-complex="bold"/>
    </style:style>
    <style:style style:name="P7" style:family="paragraph" style:parent-style-name="Standard_20__28_user_29_">
      <style:text-properties style:font-name="Verdana" fo:font-style="italic" style:font-style-asian="italic" style:font-style-complex="italic"/>
    </style:style>
    <style:style style:name="P8" style:family="paragraph" style:parent-style-name="Standard_20__28_user_29_">
      <style:paragraph-properties fo:margin-left="2.501cm" fo:margin-right="0cm" fo:text-indent="-2.501cm" style:auto-text-indent="false"/>
    </style:style>
    <style:style style:name="P9" style:family="paragraph" style:parent-style-name="Standard_20__28_user_29_">
      <style:paragraph-properties fo:margin-left="2.501cm" fo:margin-right="0cm" fo:text-indent="-2.501cm" style:auto-text-indent="false"/>
      <style:text-properties style:font-name="Verdana"/>
    </style:style>
    <style:style style:name="P10" style:family="paragraph" style:parent-style-name="Standard_20__28_user_29_">
      <style:paragraph-properties fo:margin-left="1.251cm" fo:margin-right="0cm" fo:text-indent="1.251cm" style:auto-text-indent="false"/>
      <style:text-properties style:font-name="Verdana"/>
    </style:style>
    <style:style style:name="P11" style:family="paragraph" style:parent-style-name="Table_20_Contents">
      <style:text-properties fo:color="#000000" style:font-name="Arial"/>
    </style:style>
    <style:style style:name="P12" style:family="paragraph" style:parent-style-name="Table_20_Contents">
      <style:paragraph-properties fo:text-align="center" style:justify-single-word="false"/>
      <style:text-properties fo:color="#000000" style:font-name="Arial"/>
    </style:style>
    <style:style style:name="P13" style:family="paragraph" style:parent-style-name="Table_20_Contents">
      <style:text-properties fo:color="#000000" style:font-name="Arial" fo:font-weight="bold" style:font-weight-asian="bold" style:font-weight-complex="bold"/>
    </style:style>
    <style:style style:name="P14" style:family="paragraph" style:parent-style-name="Table_20_Contents">
      <style:paragraph-properties fo:text-align="center" style:justify-single-word="false"/>
      <style:text-properties fo:color="#000000" style:font-name="Arial" fo:font-weight="bold" style:font-weight-asian="bold" style:font-weight-complex="bold"/>
    </style:style>
    <style:style style:name="P15" style:family="paragraph" style:parent-style-name="Standard_20__28_user_29_">
      <style:paragraph-properties fo:break-before="page"/>
      <style:text-properties style:font-name="Verdana" style:text-underline-style="solid" style:text-underline-width="auto" style:text-underline-color="font-color" fo:font-weight="bold" style:font-weight-asian="bold" style:font-weight-complex="bold"/>
    </style:style>
    <style:style style:name="P16" style:family="paragraph" style:parent-style-name="Standard_20__28_user_29_">
      <style:paragraph-properties fo:text-align="center" style:justify-single-word="false" fo:break-before="page"/>
      <style:text-properties style:font-name="Verdana" style:text-underline-style="solid" style:text-underline-width="auto" style:text-underline-color="font-color" fo:font-weight="bold" style:font-weight-asian="bold" style:font-weight-complex="bold"/>
    </style:style>
    <style:style style:name="P17" style:family="paragraph" style:parent-style-name="Standard_20__28_user_29_" style:master-page-name="Standard">
      <style:paragraph-properties fo:text-align="center" style:justify-single-word="false" style:page-number="auto"/>
      <style:text-properties style:font-name="Verdana" style:text-underline-style="solid" style:text-underline-width="auto" style:text-underline-color="font-color" fo:font-weight="bold" style:font-weight-asian="bold" style:font-weight-complex="bold"/>
    </style:style>
    <style:style style:name="P18" style:family="paragraph" style:parent-style-name="Standard_20__28_user_29_">
      <style:text-properties style:font-name="Verdana"/>
    </style:style>
    <style:style style:name="P19" style:family="paragraph" style:parent-style-name="Standard_20__28_user_29_">
      <style:text-properties style:font-name="Verdana" officeooo:rsid="001c1b70" officeooo:paragraph-rsid="001c1b70"/>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1b70" officeooo:paragraph-rsid="001c1b70"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font-name="Arial" fo:font-weight="bold" style:font-weight-asian="bold" style:font-weight-complex="bold"/>
    </style:style>
    <style:style style:name="T2" style:family="text">
      <style:text-properties style:font-name="Verdana"/>
    </style:style>
    <style:style style:name="T3" style:family="text">
      <style:text-properties style:font-name="Verdana" style:text-underline-style="solid" style:text-underline-width="auto" style:text-underline-color="font-color"/>
    </style:style>
    <style:style style:name="T4" style:family="text">
      <style:text-properties style:font-name="Verdana" fo:font-style="italic" style:font-style-asian="italic" style:font-style-complex="italic"/>
    </style:style>
    <style:style style:name="T5" style:family="text">
      <style:text-properties style:font-name="Verdana" fo:font-style="italic" fo:font-weight="bold" style:font-style-asian="italic" style:font-weight-asian="bold" style:font-style-complex="italic" style:font-weight-complex="bold"/>
    </style:style>
    <style:style style:name="T6" style:family="text">
      <style:text-properties style:text-position="super 58%" style:font-name="Verdan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okenisation</text:p>
      <text:p text:style-name="P3"/>
      <text:p text:style-name="P2">The following tokens are stored in low/high order. Each is 16 bits wide except for that representing an ASCII string.</text:p>
      <text:p text:style-name="P2"/>
      <text:p text:style-name="P5">End Token : 0000 0000 0000 0000 $0000</text:p>
      <text:p text:style-name="P2"/>
      <text:p text:style-name="P2">This token is used to mark the end of a sequence of tokens (e.g. a line of tokenised code)</text:p>
      <text:p text:style-name="P2"/>
      <text:p text:style-name="P5">ASCII String : 0000 0000 LLLL LLLL $0001-$00FF</text:p>
      <text:p text:style-name="P5"/>
      <text:p text:style-name="P2">This represents a single ASCII string. The <text:s/>token identifies it as a string and gives the overall length in bytes of the string.</text:p>
      <text:p text:style-name="P2"/>
      <text:p text:style-name="Standard_20__28_user_29_"><text:span text:style-name="T2">This is </text:span><text:span text:style-name="T3">not</text:span><text:span text:style-name="T2"> the same as the length of the string. It also includes the header word (2 bytes/1 word) and a trailing zero byte. The latter is mandatory. Hence there cannot be a string token where the length is zero.</text:span></text:p>
      <text:p text:style-name="P2"/>
      <text:p text:style-name="P2">The string is stored in such a way that the address of the following token is itself the address of the token added to the value of the token. <text:s/>All tokens are 16 bit, so if the length of the string, and the trailing zero byte is odd, an extra zero byte spacer must be added.</text:p>
      <text:p text:style-name="P2"/>
      <text:p text:style-name="P5">Constant Shift : 0001 CCCC CCCC CCCC $1000-$1FFF</text:p>
      <text:p text:style-name="P5"/>
      <text:p text:style-name="P2">This allows the extension of constants from 15 bits to 27 bits, e.g. enough to encompass the address range of a 65816 CPU.</text:p>
      <text:p text:style-name="P2"/>
      <text:p text:style-name="P2">When there is a constant shift, it is shifted left 15 times and added to the 15 bit “standard” constant. <text:s/>Processing the standard constant resets the constant shift to zero, e.g. it does not persist to the next constant.</text:p>
      <text:p text:style-name="P2"/>
      <text:p text:style-name="P2"/>
      <text:p text:style-name="P2"/>
      <text:p text:style-name="P5"/>
      <text:p text:style-name="P15">Keywords : 001T TTTK KKKK KKKK $2000-$3FFF</text:p>
      <text:p text:style-name="P4"/>
      <text:p text:style-name="P2">These represent tokenised keywords. The numbers are not continuous though the K KKKK KKKK value is – this is the actual keyword token. TTTT identifies it’s type as follows.</text:p>
      <text:p text:style-name="P2"/>
      <text:p text:style-name="P2">0000-0111 <text:tab/><text:tab/>Binary operators</text:p>
      <text:p text:style-name="P2"><text:tab/><text:tab/><text:tab/><text:tab/>0000 <text:tab/><text:tab/>&amp; <text:tab/>|<text:tab/>^</text:p>
      <text:p text:style-name="P2"><text:tab/><text:tab/><text:tab/><text:tab/>0001<text:tab/><text:tab/>&gt; <text:tab/>= <text:tab/>&lt; <text:tab/>&gt;= <text:tab/>&lt;= <text:tab/>&lt;&gt;</text:p>
      <text:p text:style-name="P2"><text:tab/><text:tab/><text:tab/><text:tab/>0010<text:tab/><text:tab/>+ <text:tab/>-</text:p>
      <text:p text:style-name="P2"><text:tab/><text:tab/><text:tab/><text:tab/>0011 <text:tab/><text:tab/>* <text:tab/>/ <text:tab/>mod</text:p>
      <text:p text:style-name="Standard_20__28_user_29_"><text:span text:style-name="T2"><text:tab/><text:tab/><text:tab/><text:tab/>0100 on<text:tab/></text:span><text:span text:style-name="T4">not used.</text:span></text:p>
      <text:p text:style-name="P7"/>
      <text:p text:style-name="P2">1000 <text:tab/><text:tab/><text:tab/>Unary function</text:p>
      <text:p text:style-name="P2">1001 <text:tab/><text:tab/><text:tab/>Syntactic only keywords ( , ; : TO etc)</text:p>
      <text:p text:style-name="Standard_20__28_user_29_"><text:span text:style-name="T2">1010-1100<text:tab/><text:tab/></text:span><text:span text:style-name="T4">not used</text:span></text:p>
      <text:p text:style-name="P2">1101 <text:tab/><text:tab/><text:tab/>Keyword that decrements the structure level (until, wend, …)</text:p>
      <text:p text:style-name="P2">1110 <text:tab/><text:tab/><text:tab/>Keyword that increments the structure level (repeat, while, …)</text:p>
      <text:p text:style-name="P2">1111<text:tab/><text:tab/><text:tab/>Keyword that does not affect the structure level.</text:p>
      <text:p text:style-name="P2"/>
      <text:p text:style-name="P5">Constant : ??CC CCCC CCCC CCCC $4000-$BFFF</text:p>
      <text:p text:style-name="P5"/>
      <text:p text:style-name="P2">This value represents the constants 0-32767 in order, e.g. 0 = $4000 32767 = $BFFF. This can be extended from 0-2^15 to 0-2^27 using the constant shift. After a constant has been extracted the constant shift is cleared.</text:p>
      <text:p text:style-name="P2"/>
      <text:p text:style-name="P5"/>
      <text:p text:style-name="P15">Identifier : 11ET ACCC CCCC CCCC $C000-$FFFF</text:p>
      <text:p text:style-name="P5"/>
      <text:p text:style-name="P2">The identifier token has 2 ASCII values packed into a 16 bit word.</text:p>
      <text:p text:style-name="P2"/>
      <text:p text:style-name="P2">E is a continuation bit, if zero it marks the last token in the identifier, if 1 the token continues after this token.</text:p>
      <text:p text:style-name="P2"/>
      <text:p text:style-name="P2">TA are type bits. T is 1 if the type is a string, A is 1 if the type is an array. The post identifier characters $ and ( are included as part of the tokenisation. (So a2$( only occupies one token space)</text:p>
      <text:p text:style-name="P2"/>
      <text:p text:style-name="Standard_20__28_user_29_"><text:span text:style-name="T2">CCC CCCC CCCC is 2 numbers from 0-44 multiplied together as 2</text:span><text:span text:style-name="T6">nd</text:span><text:span text:style-name="T2"> Character * 45 + 1</text:span><text:span text:style-name="T6">st</text:span><text:span text:style-name="T2"> Character. The values are :</text:span></text:p>
      <text:p text:style-name="P2"/>
      <text:p text:style-name="P2">0<text:tab/><text:tab/>filler if there is an odd number of characters / space</text:p>
      <text:p text:style-name="P2">1-26 <text:tab/><text:tab/>A-Z</text:p>
      <text:p text:style-name="P2">27-36<text:tab/>0-9</text:p>
      <text:p text:style-name="P2">37-44<text:tab/>Unused</text:p>
      <text:p text:style-name="P2"/>
      <text:p text:style-name="P2"/>
      <text:p text:style-name="P2"/>
      <text:p text:style-name="P5"/>
      <text:p text:style-name="P16">Memory Blocks</text:p>
      <text:p text:style-name="P5"/>
      <text:p text:style-name="P2">Memory is divided into blocks. Blocks can be up to 64k in size. Each block must all be in the same 64k address space. They do not have to start at the start of a block, so all these address are offsets from the base address.</text:p>
      <text:p text:style-name="P2"/>
      <table:table table:name="Table1" table:style-name="Table1">
        <table:table-column table:style-name="Table1.A"/>
        <table:table-column table:style-name="Table1.B"/>
        <table:table-row table:style-name="Table1.1">
          <table:table-cell table:style-name="Table1.A1" office:value-type="string">
            <text:p text:style-name="P14">Offset</text:p>
          </table:table-cell>
          <table:table-cell table:style-name="Table1.B1" office:value-type="string">
            <text:p text:style-name="P13">Contents</text:p>
          </table:table-cell>
        </table:table-row>
        <table:table-row table:style-name="Table1.1">
          <table:table-cell table:style-name="Table1.A2" office:value-type="string">
            <text:p text:style-name="P12">$0000</text:p>
          </table:table-cell>
          <table:table-cell table:style-name="Table1.B2" office:value-type="string">
            <text:p text:style-name="P11">4 byte type ID. A Basic program has the ASCII characters for “BASC” here.</text:p>
          </table:table-cell>
        </table:table-row>
        <table:table-row table:style-name="Table1.1">
          <table:table-cell table:style-name="Table1.A2" office:value-type="string">
            <text:p text:style-name="P12"/>
          </table:table-cell>
          <table:table-cell table:style-name="Table1.B3" office:value-type="string">
            <text:p text:style-name="P11"/>
          </table:table-cell>
        </table:table-row>
        <table:table-row table:style-name="Table1.1">
          <table:table-cell table:style-name="Table1.A2" office:value-type="string">
            <text:p text:style-name="P12">$0008</text:p>
          </table:table-cell>
          <table:table-cell table:style-name="Table1.B4" office:value-type="string">
            <text:p text:style-name="P11">Low Memory pointer. This is a 16 bit address (not offset) which is the next free byte available in low memory.</text:p>
          </table:table-cell>
        </table:table-row>
        <table:table-row table:style-name="Table1.1">
          <table:table-cell table:style-name="Table1.A2" office:value-type="string">
            <text:p text:style-name="P12">$000A</text:p>
          </table:table-cell>
          <table:table-cell table:style-name="Table1.B5" office:value-type="string">
            <text:p text:style-name="P11">High Memory pointer. This is a 16 bit address(not offset) which is the byte after the topmost free byte.</text:p>
          </table:table-cell>
        </table:table-row>
        <table:table-row table:style-name="Table1.1">
          <table:table-cell table:style-name="Table1.A2" office:value-type="string">
            <text:p text:style-name="P12">$000C</text:p>
          </table:table-cell>
          <table:table-cell table:style-name="Table1.B6" office:value-type="string">
            <text:p text:style-name="P11">Empty string. This contains $0000, which is an empty string (the length byte is zero). Newly created string arrays, and strings that result in an empty string are stored as this. This reduces G/C as they are not allocated high memory.</text:p>
          </table:table-cell>
        </table:table-row>
        <table:table-row table:style-name="Table1.1">
          <table:table-cell table:style-name="Table1.A2" office:value-type="string">
            <text:p text:style-name="P12">$000E</text:p>
          </table:table-cell>
          <table:table-cell table:style-name="Table1.B7" office:value-type="string">
            <text:p text:style-name="P11">If 1 execute the code in the tokenised buffer first. If 2 execute it and exit.</text:p>
          </table:table-cell>
        </table:table-row>
        <table:table-row table:style-name="Table1.1">
          <table:table-cell table:style-name="Table1.A2" office:value-type="string">
            <text:p text:style-name="P12">$0010</text:p>
          </table:table-cell>
          <table:table-cell table:style-name="Table1.B8" office:value-type="string">
            <text:p text:style-name="P11">26 Fast Variables A-Z, 4 bytes each ; so @ is at $0010 and Z is at $0074</text:p>
          </table:table-cell>
        </table:table-row>
        <table:table-row table:style-name="Table1.1">
          <table:table-cell table:style-name="Table1.A2" office:value-type="string">
            <text:p text:style-name="P12">$0080</text:p>
          </table:table-cell>
          <table:table-cell table:style-name="Table1.B9" office:value-type="string">
            <text:p text:style-name="P11">4 x 16 word addresses which are linked lists of variables, these are in line with the TA bits, so are integer, integer array, string, string array.</text:p>
          </table:table-cell>
        </table:table-row>
        <table:table-row table:style-name="Table1.1">
          <table:table-cell table:style-name="Table1.A2" office:value-type="string">
            <text:p text:style-name="P12">$0100</text:p>
          </table:table-cell>
          <table:table-cell table:style-name="Table1.B10" office:value-type="string">
            <text:p text:style-name="P11">Buffer for tokenised command line</text:p>
          </table:table-cell>
        </table:table-row>
        <table:table-row table:style-name="Table1.1">
          <table:table-cell table:style-name="Table1.A2" office:value-type="string">
            <text:p text:style-name="P12">$0200</text:p>
          </table:table-cell>
          <table:table-cell table:style-name="Table1.B11" office:value-type="string">
            <text:p text:style-name="P11">The program</text:p>
          </table:table-cell>
        </table:table-row>
        <table:table-row table:style-name="Table1.1">
          <table:table-cell table:style-name="Table1.A2" office:value-type="string">
            <text:p text:style-name="P12">…</text:p>
          </table:table-cell>
          <table:table-cell table:style-name="Table1.B12" office:value-type="string">
            <text:p text:style-name="P11">$0000 indicating end of the program</text:p>
          </table:table-cell>
        </table:table-row>
        <table:table-row table:style-name="Table1.1">
          <table:table-cell table:style-name="Table1.A2" office:value-type="string">
            <text:p text:style-name="P12">…</text:p>
          </table:table-cell>
          <table:table-cell table:style-name="Table1.B13" office:value-type="string">
            <text:p text:style-name="P11">By convention $EEEE $EEEE is stored in the 4 bytes following the end of the program, to place a clear marker between the BASIC code and the variables.</text:p>
          </table:table-cell>
        </table:table-row>
        <table:table-row table:style-name="Table1.1">
          <table:table-cell table:style-name="Table1.A2" office:value-type="string">
            <text:p text:style-name="P12">…</text:p>
          </table:table-cell>
          <table:table-cell table:style-name="Table1.B14" office:value-type="string">
            <text:p text:style-name="P11">First variable.</text:p>
          </table:table-cell>
        </table:table-row>
        <table:table-row table:style-name="Table1.1">
          <table:table-cell table:style-name="Table1.A2" office:value-type="string">
            <text:p text:style-name="P12">…</text:p>
          </table:table-cell>
          <table:table-cell table:style-name="Table1.B15" office:value-type="string">
            <text:p text:style-name="P11">More variables/</text:p>
          </table:table-cell>
        </table:table-row>
        <table:table-row table:style-name="Table1.1">
          <table:table-cell table:style-name="Table1.A2" office:value-type="string">
            <text:p text:style-name="P12">…</text:p>
          </table:table-cell>
          <table:table-cell table:style-name="Table1.B16" office:value-type="string">
            <text:p text:style-name="P11">Free unused Space. The current value of the low memory pointer is the first byte of this space.</text:p>
          </table:table-cell>
        </table:table-row>
        <table:table-row table:style-name="Table1.1">
          <table:table-cell table:style-name="Table1.A2" office:value-type="string">
            <text:p text:style-name="P12">…</text:p>
          </table:table-cell>
          <table:table-cell table:style-name="Table1.B17" office:value-type="string">
            <text:p text:style-name="P11">Data Space. This is used for strings. Some space above this may be reserved so the program creating blocks can create identifiers.</text:p>
          </table:table-cell>
        </table:table-row>
        <table:table-row table:style-name="Table1.1">
          <table:table-cell table:style-name="Table1.A2" office:value-type="string">
            <text:p text:style-name="P12">…</text:p>
          </table:table-cell>
          <table:table-cell table:style-name="Table1.B18" office:value-type="string">
            <text:p text:style-name="P11">End of Block. The byte after the last in the block. The High Memory Pointer is initially set to this value normally, though in testing test data may be stored above here both arrays and strings as well as tokenised names.</text:p>
          </table:table-cell>
        </table:table-row>
      </table:table>
      <text:p text:style-name="P2"/>
      <text:p text:style-name="P5"/>
      <text:p text:style-name="P5"/>
      <text:p text:style-name="P16">Program Storage</text:p>
      <text:p text:style-name="P2"/>
      <text:p text:style-name="P2">Programs are a collection of records in line number order.</text:p>
      <text:p text:style-name="P2"/>
      <text:p text:style-name="P2">The header is 2 words:</text:p>
      <text:p text:style-name="P2"/>
      <text:p text:style-name="Standard_20__28_user_29_"><text:span text:style-name="T2">Firstly an </text:span><text:span text:style-name="T5">offset</text:span><text:span text:style-name="T2"> to the next line. If this is zero this indicates the program end.</text:span></text:p>
      <text:p text:style-name="P2"/>
      <text:p text:style-name="P2">Secondly the tokenised line number, in unencoded format.</text:p>
      <text:p text:style-name="P2"/>
      <text:p text:style-name="P2">The tokens making up the program line follow this, ending in the $0000 token.</text:p>
      <text:p text:style-name="P2"/>
      <text:p text:style-name="P6">Variable Storage</text:p>
      <text:p text:style-name="P5"/>
      <text:p text:style-name="P2">Variable storage immediately follows the end of program storage.</text:p>
      <text:p text:style-name="P2"/>
      <text:p text:style-name="P2">Each record occupies 6 information bytes and 4 bytes for each item of data.</text:p>
      <text:p text:style-name="P2"/>
      <text:p text:style-name="Standard_20__28_user_29_"><text:span text:style-name="T2">+0..1<text:tab/><text:tab/>The </text:span><text:span text:style-name="T4">address</text:span><text:span text:style-name="T2"> of the next variable in the list</text:span></text:p>
      <text:p text:style-name="P8"><text:span text:style-name="T2">+2..3 <text:tab/>The </text:span><text:span text:style-name="T4">address </text:span><text:span text:style-name="T2">of the identifier as a sequence of tokens (stored in program code normally).</text:span></text:p>
      <text:p text:style-name="P9">+4..7 <text:tab/>Data if not array</text:p>
      <text:p text:style-name="P2">+4..5 <text:tab/>Highest array index for an array</text:p>
      <text:p text:style-name="P2">+6..9<text:tab/><text:tab/>First data element of array.</text:p>
      <text:p text:style-name="P10"/>
      <text:p text:style-name="P2">All addresses are absolute addresses not offsets. Variables are all erased when a program is RUN or the code is edited (except A-Z)</text:p>
      <text:p text:style-name="P2"/>
      <text:p text:style-name="P2">Integer variables are stored as 32 bit integers, String variables as 16 bit addresses in the current data page (the high word is ignored).</text:p>
      <text:p text:style-name="P2"/>
      <text:p text:style-name="P2">Variables are stored in linked lists, ending with a next variable address (the link) of $0000. There are up to 16 hash entries for variables, and four sets of linked lists for each of the four available types.</text:p>
      <text:p text:style-name="P2"/>
      <text:p text:style-name="P6"/>
      <text:p text:style-name="P16">String Storage</text:p>
      <text:p text:style-name="P2"/>
      <text:p text:style-name="P2">Strings are stored in the top of memory. While evaluating a string memory is filled downwards from the top with intermediate results. When these are required to be persistent – most obviously when assigned to something, they are “concreted”.</text:p>
      <text:p text:style-name="P2"/>
      <text:p text:style-name="P2">A 256 byte gap is left between the top of memory and the temporary string area (this is reset at the start of each instruction) ; this is sufficient for any string length required. </text:p>
      <text:p text:style-name="P2"/>
      <text:p text:style-name="P19"><text:bookmark text:name="_GoBack"/>Strings are allocated a space in memory from top down when they are first allocated a value. The space in memory is more than is needed to allow a string to get larger. The maximum length of the string is stored in the byte before, so the string “hello” might look like this in memory.</text:p>
      <text:p text:style-name="P19"/>
      <table:table table:name="Table2" table:style-name="Table2">
        <table:table-column table:style-name="Table2.A" table:number-columns-repeated="2"/>
        <table:table-column table:style-name="Table2.C"/>
        <table:table-column table:style-name="Table2.A" table:number-columns-repeated="2"/>
        <table:table-column table:style-name="Table2.C"/>
        <table:table-column table:style-name="Table2.A"/>
        <table:table-column table:style-name="Table2.C"/>
        <table:table-column table:style-name="Table2.A" table:number-columns-repeated="2"/>
        <table:table-column table:style-name="Table2.K"/>
        <table:table-row>
          <table:table-cell table:style-name="Table2.A1" office:value-type="string">
            <text:p text:style-name="P20">9</text:p>
          </table:table-cell>
          <table:table-cell table:style-name="Table2.A1" office:value-type="string">
            <text:p text:style-name="P20">5</text:p>
          </table:table-cell>
          <table:table-cell table:style-name="Table2.A1" office:value-type="string">
            <text:p text:style-name="P20">h</text:p>
          </table:table-cell>
          <table:table-cell table:style-name="Table2.A1" office:value-type="string">
            <text:p text:style-name="P20">e</text:p>
          </table:table-cell>
          <table:table-cell table:style-name="Table2.A1" office:value-type="string">
            <text:p text:style-name="P20">l</text:p>
          </table:table-cell>
          <table:table-cell table:style-name="Table2.A1" office:value-type="string">
            <text:p text:style-name="P20">l</text:p>
          </table:table-cell>
          <table:table-cell table:style-name="Table2.A1" office:value-type="string">
            <text:p text:style-name="P20">o</text:p>
          </table:table-cell>
          <table:table-cell table:style-name="Table2.A1" office:value-type="string">
            <text:p text:style-name="P20">Free</text:p>
          </table:table-cell>
          <table:table-cell table:style-name="Table2.A1" office:value-type="string">
            <text:p text:style-name="P20">Free</text:p>
          </table:table-cell>
          <table:table-cell table:style-name="Table2.A1" office:value-type="string">
            <text:p text:style-name="P20">Free</text:p>
          </table:table-cell>
          <table:table-cell table:style-name="Table2.K1" office:value-type="string">
            <text:p text:style-name="P20">Free</text:p>
          </table:table-cell>
        </table:table-row>
        <table:table-row>
          <table:table-cell table:style-name="Table2.A2" office:value-type="string">
            <text:p text:style-name="P20">Max</text:p>
            <text:p text:style-name="P20">Space</text:p>
          </table:table-cell>
          <table:table-cell table:style-name="Table2.A2" office:value-type="string">
            <text:p text:style-name="P20">Current</text:p>
            <text:p text:style-name="P20">Size</text:p>
          </table:table-cell>
          <table:table-cell table:style-name="Table2.A2" table:number-columns-spanned="5" office:value-type="string">
            <text:p text:style-name="P20">Characters of String</text:p>
          </table:table-cell>
          <table:covered-table-cell/>
          <table:covered-table-cell/>
          <table:covered-table-cell/>
          <table:covered-table-cell/>
          <table:table-cell table:style-name="Table2.H2" table:number-columns-spanned="4" office:value-type="string">
            <text:p text:style-name="P20">Space for expansion</text:p>
          </table:table-cell>
          <table:covered-table-cell/>
          <table:covered-table-cell/>
          <table:covered-table-cell/>
        </table:table-row>
      </table:table>
      <text:p text:style-name="P19"/>
      <text:p text:style-name="P19">However, if the space is not large enough (i.e. a 10 character string is allocated to this string) then new memory is allocated with extra space again, and this memory is lost.</text:p>
      <text:p text:style-name="P19"><text:line-break/>The exception to this is if this is the string on the bottom of the heap (e.g. High Memory Ptr == Max Space Address) in which case the existing space is re-allocated.</text:p>
      <text:p text:style-name="P19"/>
      <text:p text:style-name="P2"/>
      <text:p text:style-name="P2"/>
      <text:p text:style-name="P2"/>
      <text:p text:style-name="P2"/>
      <text:p text:style-name="P2"/>
      <text:p text:style-name="Standard_20__28_user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Footer" style:family="paragraph" style:parent-style-name="Standard_20__28_user_29_"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 style:display-name="No List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 style:display-name="No List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weight="bold" style:font-weight-asian="bold" style:font-weight-complex="bold"/>
    </style:style>
    <style:page-layout style:name="Mpm1">
      <style:page-layout-properties fo:page-width="21.59cm" fo:page-height="27.94cm" style:num-format="1" style:print-orientation="portrait" fo:margin-top="2cm" fo:margin-bottom="1.27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Robson</meta:initial-creator>
    <meta:editing-cycles>11</meta:editing-cycles>
    <meta:creation-date>2019-06-17T11:10:00</meta:creation-date>
    <dc:date>2019-06-22T15:15:40.101931410</dc:date>
    <meta:editing-duration>PT10M53S</meta:editing-duration>
    <meta:generator>LibreOffice/6.2.4.2.0$Linux_X86_64 LibreOffice_project/20$Build-2</meta:generator>
    <meta:document-statistic meta:table-count="2" meta:image-count="0" meta:object-count="0" meta:page-count="6" meta:paragraph-count="113" meta:word-count="1295" meta:character-count="6988" meta:non-whitespace-character-count="573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